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EncodingHelper.determineEncodedColorModel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nderedImageEncoder.RenderedImageEncoder( Rendered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encodeRGBAsGrayScale( byte [ ] raw , int width , int height , int bitsPerPixel , OutputStream 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nderedImageEncoder.getImplici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encodePackedColorComponents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EncodingHelper.isMultiT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EncodingHelper.isCo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getNative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ImageEncodingHelper( RenderedImage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EncodingHelper.createRenderedImageEncoder( Rendered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writeRGB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encodeAlpha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EncodingHelper.encodeRenderedImageAsRGB( RenderedImage image , OutputStream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nderedImageEncoder.write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has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encode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EncodingHelp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getEncoded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ingHelper.optimizedWriteTo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